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margin-left="0cm" fo:margin-right="0cm" fo:text-align="justify" style:justify-single-word="false" fo:text-indent="0cm" style:auto-text-indent="false"/>
      <style:text-properties officeooo:paragraph-rsid="001a5702"/>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d2d3b"/>
    </style:style>
    <style:style style:name="P5" style:family="paragraph" style:parent-style-name="Text_20_body">
      <style:paragraph-properties fo:text-align="justify" style:justify-single-word="false"/>
      <style:text-properties officeooo:paragraph-rsid="001eee7d"/>
    </style:style>
    <style:style style:name="P6" style:family="paragraph" style:parent-style-name="Text_20_body">
      <style:paragraph-properties fo:text-align="justify" style:justify-single-word="false"/>
      <style:text-properties officeooo:paragraph-rsid="00202494"/>
    </style:style>
    <style:style style:name="P7" style:family="paragraph" style:parent-style-name="Text_20_body">
      <style:paragraph-properties fo:text-align="start" style:justify-single-word="false"/>
      <style:text-properties officeooo:paragraph-rsid="001a5702"/>
    </style:style>
    <style:style style:name="P8" style:family="paragraph" style:parent-style-name="Text_20_body">
      <style:paragraph-properties fo:text-align="justify" style:justify-single-word="false"/>
      <style:text-properties fo:font-size="11pt" officeooo:paragraph-rsid="001a5702" style:font-size-asian="11pt" style:font-size-complex="11pt"/>
    </style:style>
    <style:style style:name="P9" style:family="paragraph" style:parent-style-name="Text_20_body">
      <style:text-properties officeooo:paragraph-rsid="001a5702"/>
    </style:style>
    <style:style style:name="P10" style:family="paragraph" style:parent-style-name="Title">
      <style:text-properties fo:font-size="26pt" officeooo:paragraph-rsid="001a5702" style:font-size-asian="26pt" style:font-size-complex="26pt"/>
    </style:style>
    <style:style style:name="P11" style:family="paragraph" style:parent-style-name="Text_20_body">
      <style:paragraph-properties fo:text-align="justify" style:justify-single-word="false"/>
      <style:text-properties fo:font-weight="bold" officeooo:rsid="001d2d3b" officeooo:paragraph-rsid="001d2d3b" style:font-weight-asian="bold" style:font-weight-complex="bold"/>
    </style:style>
    <style:style style:name="P12" style:family="paragraph" style:parent-style-name="Text_20_body">
      <style:paragraph-properties fo:text-align="justify" style:justify-single-word="false"/>
      <style:text-properties fo:font-weight="normal" officeooo:rsid="0007a5cd" officeooo:paragraph-rsid="001a5702" style:font-weight-asian="normal" style:font-weight-complex="normal"/>
    </style:style>
    <style:style style:name="P13" style:family="paragraph" style:parent-style-name="Heading_20_1">
      <style:paragraph-properties fo:text-align="justify" style:justify-single-word="false"/>
      <style:text-properties officeooo:rsid="0006382b" officeooo:paragraph-rsid="001a5702"/>
    </style:style>
    <style:style style:name="P14" style:family="paragraph" style:parent-style-name="Heading_20_1">
      <style:paragraph-properties fo:text-align="justify" style:justify-single-word="false"/>
      <style:text-properties officeooo:paragraph-rsid="001a5702"/>
    </style:style>
    <style:style style:name="P15" style:family="paragraph" style:parent-style-name="Text_20_body" style:list-style-name="L1">
      <style:text-properties fo:font-size="11pt" officeooo:paragraph-rsid="001a5702" style:font-size-asian="11pt" style:font-size-complex="11pt"/>
    </style:style>
    <style:style style:name="P16" style:family="paragraph" style:parent-style-name="Text_20_body" style:list-style-name="L2">
      <style:text-properties fo:font-size="11pt" officeooo:paragraph-rsid="001a5702" style:font-size-asian="11pt" style:font-size-complex="11pt"/>
    </style:style>
    <style:style style:name="P17" style:family="paragraph" style:parent-style-name="Text_20_body" style:list-style-name="L2">
      <style:text-properties fo:font-size="11pt" officeooo:paragraph-rsid="001b8163" style:font-size-asian="11pt" style:font-size-complex="11pt"/>
    </style:style>
    <style:style style:name="P18" style:family="paragraph" style:parent-style-name="Text_20_body" style:list-style-name="L3">
      <style:text-properties fo:font-size="11pt" officeooo:paragraph-rsid="001a5702" style:font-size-asian="11pt" style:font-size-complex="11pt"/>
    </style:style>
    <style:style style:name="P19" style:family="paragraph" style:parent-style-name="Text_20_body" style:list-style-name="L3">
      <style:text-properties fo:font-size="11pt" officeooo:paragraph-rsid="001b8163" style:font-size-asian="11pt" style:font-size-complex="11pt"/>
    </style:style>
    <style:style style:name="P20" style:family="paragraph" style:parent-style-name="Text_20_body" style:list-style-name="L4">
      <style:text-properties fo:font-size="11pt" officeooo:paragraph-rsid="001b8163" style:font-size-asian="11pt" style:font-size-complex="11pt"/>
    </style:style>
    <style:style style:name="P21" style:family="paragraph" style:parent-style-name="Text_20_body" style:list-style-name="L4">
      <style:text-properties fo:font-size="11pt" officeooo:paragraph-rsid="001a5702" style:font-size-asian="11pt" style:font-size-complex="11pt"/>
    </style:style>
    <style:style style:name="P22" style:family="paragraph" style:parent-style-name="Text_20_body" style:list-style-name="L5">
      <style:text-properties fo:font-size="11pt" officeooo:paragraph-rsid="001a5702" style:font-size-asian="11pt" style:font-size-complex="11pt"/>
    </style:style>
    <style:style style:name="P23" style:family="paragraph" style:parent-style-name="Text_20_body" style:list-style-name="L6">
      <style:text-properties fo:font-size="11pt" officeooo:paragraph-rsid="001a5702" style:font-size-asian="11pt" style:font-size-complex="11pt"/>
    </style:style>
    <style:style style:name="P24" style:family="paragraph" style:parent-style-name="Text_20_body" style:list-style-name="L7">
      <style:text-properties fo:font-size="11pt" officeooo:paragraph-rsid="001fcd8a" style:font-size-asian="11pt" style:font-size-complex="11pt"/>
    </style:style>
    <style:style style:name="P25" style:family="paragraph" style:parent-style-name="Text_20_body" style:list-style-name="L7">
      <style:text-properties fo:font-size="11pt" officeooo:paragraph-rsid="001a5702" style:font-size-asian="11pt" style:font-size-complex="11pt"/>
    </style:style>
    <style:style style:name="P26" style:family="paragraph" style:parent-style-name="Text_20_body" style:list-style-name="L8">
      <style:text-properties fo:font-size="11pt" officeooo:paragraph-rsid="001e9dde" style:font-size-asian="11pt" style:font-size-complex="11pt"/>
    </style:style>
    <style:style style:name="P27" style:family="paragraph" style:parent-style-name="Text_20_body" style:list-style-name="L8">
      <style:text-properties fo:font-size="11pt" officeooo:paragraph-rsid="001a5702" style:font-size-asian="11pt" style:font-size-complex="11pt"/>
    </style:style>
    <style:style style:name="P28" style:family="paragraph" style:parent-style-name="Text_20_body" style:list-style-name="L4">
      <style:text-properties officeooo:paragraph-rsid="001a5702"/>
    </style:style>
    <style:style style:name="P29" style:family="paragraph" style:parent-style-name="Text_20_body" style:list-style-name="L6">
      <style:text-properties officeooo:paragraph-rsid="001a5702"/>
    </style:style>
    <style:style style:name="P30" style:family="paragraph" style:parent-style-name="Text_20_body" style:list-style-name="L7">
      <style:text-properties officeooo:paragraph-rsid="001a5702"/>
    </style:style>
    <style:style style:name="P31" style:family="paragraph" style:parent-style-name="Text_20_body">
      <style:paragraph-properties fo:margin-left="0cm" fo:margin-right="0cm" fo:text-align="justify" style:justify-single-word="false" fo:text-indent="0cm" style:auto-text-indent="false"/>
      <style:text-properties officeooo:paragraph-rsid="001a5702"/>
    </style:style>
    <style:style style:name="P32" style:family="paragraph" style:parent-style-name="Text_20_body">
      <style:paragraph-properties fo:text-align="justify" style:justify-single-word="false"/>
      <style:text-properties officeooo:paragraph-rsid="001a5702"/>
    </style:style>
    <style:style style:name="P33" style:family="paragraph" style:parent-style-name="Text_20_body">
      <style:paragraph-properties fo:text-align="justify" style:justify-single-word="false"/>
    </style:style>
    <style:style style:name="T1" style:family="text">
      <style:text-properties fo:font-size="11pt" style:font-size-asian="11pt" style:font-size-complex="11pt"/>
    </style:style>
    <style:style style:name="T2" style:family="text">
      <style:text-properties fo:font-size="11pt" officeooo:rsid="001b8163" style:font-size-asian="11pt" style:font-size-complex="11pt"/>
    </style:style>
    <style:style style:name="T3" style:family="text">
      <style:text-properties fo:font-size="11pt" officeooo:rsid="001fcd8a"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382b"/>
    </style:style>
    <style:style style:name="T7" style:family="text">
      <style:text-properties fo:font-weight="bold" style:font-weight-asian="bold" style:font-weight-complex="bold"/>
    </style:style>
    <style:style style:name="T8" style:family="text">
      <style:text-properties fo:font-weight="bold" officeooo:rsid="0006382b" style:font-weight-asian="bold" style:font-weight-complex="bold"/>
    </style:style>
    <style:style style:name="T9" style:family="text">
      <style:text-properties fo:font-weight="bold" officeooo:rsid="0007a5cd" style:font-weight-asian="bold" style:font-weight-complex="bold"/>
    </style:style>
    <style:style style:name="T10" style:family="text">
      <style:text-properties fo:font-weight="bold" officeooo:rsid="0009b92b" style:font-weight-asian="bold" style:font-weight-complex="bold"/>
    </style:style>
    <style:style style:name="T11" style:family="text">
      <style:text-properties fo:font-weight="bold" officeooo:rsid="000a41b5" style:font-weight-asian="bold" style:font-weight-complex="bold"/>
    </style:style>
    <style:style style:name="T12" style:family="text">
      <style:text-properties fo:font-weight="bold" officeooo:rsid="000b2589" style:font-weight-asian="bold" style:font-weight-complex="bold"/>
    </style:style>
    <style:style style:name="T13" style:family="text">
      <style:text-properties fo:font-weight="bold" officeooo:rsid="001d2d3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a5cd" style:font-weight-asian="normal" style:font-weight-complex="normal"/>
    </style:style>
    <style:style style:name="T16" style:family="text">
      <style:text-properties fo:font-weight="normal" officeooo:rsid="00097e38" style:font-weight-asian="normal" style:font-weight-complex="normal"/>
    </style:style>
    <style:style style:name="T17" style:family="text">
      <style:text-properties fo:font-weight="normal" officeooo:rsid="000a41b5" style:font-weight-asian="normal" style:font-weight-complex="normal"/>
    </style:style>
    <style:style style:name="T18" style:family="text">
      <style:text-properties fo:font-weight="normal" officeooo:rsid="001eee7d" style:font-weight-asian="normal" style:font-weight-complex="normal"/>
    </style:style>
    <style:style style:name="T19" style:family="text">
      <style:text-properties fo:font-weight="normal" officeooo:rsid="001d2d3b" style:font-weight-asian="normal" style:font-weight-complex="normal"/>
    </style:style>
    <style:style style:name="T20" style:family="text">
      <style:text-properties fo:font-weight="normal" officeooo:rsid="00202494" style:font-weight-asian="normal" style:font-weight-complex="normal"/>
    </style:style>
    <style:style style:name="T21" style:family="text">
      <style:text-properties officeooo:rsid="00097e38"/>
    </style:style>
    <style:style style:name="T22" style:family="text">
      <style:text-properties officeooo:rsid="001a5702"/>
    </style:style>
    <style:style style:name="T23" style:family="text">
      <style:text-properties officeooo:rsid="001b8163"/>
    </style:style>
    <style:style style:name="T24" style:family="text">
      <style:text-properties officeooo:rsid="001e9dde"/>
    </style:style>
    <style:style style:name="T25" style:family="text">
      <style:text-properties officeooo:rsid="001eee7d"/>
    </style:style>
    <style:style style:name="T26" style:family="text">
      <style:text-properties officeooo:rsid="001fcd8a"/>
    </style:style>
    <style:style style:name="T27" style:family="text">
      <style:text-properties officeooo:rsid="002024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linical Case <text:span text:style-name="T24">1</text:span><text:span text:style-name="T26">3</text:span></text:p>
      <text:h text:style-name="P13" text:outline-level="1">Patient Data:</text:h>
      <text:p text:style-name="P1"><text:span text:style-name="Strong_20_Emphasis"><text:span text:style-name="T1">Demographic:</text:span></text:span></text:p>
      <text:list text:style-name="L1">
        <text:list-item>
          <text:p text:style-name="P15">Age: <text:span text:style-name="T24">31</text:span></text:p>
        </text:list-item>
        <text:list-item>
          <text:p text:style-name="P15">Sex: <text:span text:style-name="T24">M</text:span><text:span text:style-name="T4">ale</text:span></text:p>
        </text:list-item>
        <text:list-item>
          <text:p text:style-name="P15">Weight (kg): <text:span text:style-name="T26">81</text:span></text:p>
        </text:list-item>
        <text:list-item>
          <text:p text:style-name="P15">Height (cm): 1<text:span text:style-name="T26">63</text:span></text:p>
        </text:list-item>
      </text:list>
      <text:p text:style-name="P9"><text:span text:style-name="Strong_20_Emphasis"><text:span text:style-name="T1">Patient history:</text:span></text:span></text:p>
      <text:list text:style-name="L2">
        <text:list-item>
          <text:p text:style-name="P16">Cancer (any type): <text:span text:style-name="T22">No</text:span></text:p>
        </text:list-item>
        <text:list-item>
          <text:p text:style-name="P16">Heart failure: <text:span text:style-name="T23">No</text:span></text:p>
        </text:list-item>
        <text:list-item>
          <text:p text:style-name="P17">COPD: <text:span text:style-name="T26">Missing</text:span></text:p>
        </text:list-item>
        <text:list-item>
          <text:p text:style-name="P16">Chronic Cardiopulmonary Disease: <text:span text:style-name="T26">No</text:span></text:p>
        </text:list-item>
      </text:list>
      <text:p text:style-name="P9"><text:span text:style-name="Strong_20_Emphasis"><text:span text:style-name="T1">Absolute Contraindications for:</text:span></text:span></text:p>
      <text:list text:style-name="L3">
        <text:list-item>
          <text:p text:style-name="P18">Haemorrhagic stroke (previous 6 months): <text:span text:style-name="T23">No</text:span></text:p>
        </text:list-item>
        <text:list-item>
          <text:p text:style-name="P19">Unknown-origin ischemic stroke (previous 6 months): <text:span text:style-name="T24">No</text:span></text:p>
        </text:list-item>
        <text:list-item>
          <text:p text:style-name="P18">Central nervous system neoplasm: No</text:p>
        </text:list-item>
        <text:list-item>
          <text:p text:style-name="P18">Major trauma (previous 3 weeks): <text:span text:style-name="T26">Yes</text:span></text:p>
        </text:list-item>
        <text:list-item>
          <text:p text:style-name="P18">Major surgery (previous 3 weeks): <text:span text:style-name="T24">No</text:span></text:p>
        </text:list-item>
        <text:list-item>
          <text:p text:style-name="P18">Bleeding diathesis: <text:span text:style-name="T26">Missing</text:span></text:p>
        </text:list-item>
        <text:list-item>
          <text:p text:style-name="P18">Active bleeding: No</text:p>
        </text:list-item>
      </text:list>
      <text:p text:style-name="P9"><text:span text:style-name="Strong_20_Emphasis"><text:span text:style-name="T1">Relative Contraindications for:</text:span></text:span></text:p>
      <text:list text:style-name="L4">
        <text:list-item>
          <text:p text:style-name="P20">Transient ischemic attack (previous 6 months): <text:span text:style-name="T26">No</text:span></text:p>
        </text:list-item>
        <text:list-item>
          <text:p text:style-name="P20">Oral anticoagulation: <text:span text:style-name="T24">No</text:span></text:p>
        </text:list-item>
        <text:list-item>
          <text:p text:style-name="P21">Pregnancy: <text:span text:style-name="T22">No</text:span></text:p>
        </text:list-item>
        <text:list-item>
          <text:p text:style-name="P21">First postpartum week: <text:span text:style-name="T22">No</text:span></text:p>
        </text:list-item>
        <text:list-item>
          <text:p text:style-name="P21">Non compressible puncture sites: <text:span text:style-name="T22">No</text:span></text:p>
        </text:list-item>
        <text:list-item>
          <text:p text:style-name="P21">Traumatic resuscitation: No</text:p>
        </text:list-item>
        <text:list-item>
          <text:p text:style-name="P20">Refractory hypertension (SBP &gt; 180 mmHg): <text:span text:style-name="T24">No</text:span></text:p>
        </text:list-item>
        <text:list-item>
          <text:p text:style-name="P21">Advanced liver disease: <text:span text:style-name="T26">No</text:span></text:p>
        </text:list-item>
        <text:list-item>
          <text:p text:style-name="P21">Infective endocarditis: <text:span text:style-name="T26">Missing</text:span></text:p>
        </text:list-item>
        <text:list-item>
          <text:p text:style-name="P28">Active peptic ulcer: <text:span text:style-name="T24">No</text:span></text:p>
          <text:p text:style-name="P28"/>
        </text:list-item>
      </text:list>
      <text:p text:style-name="P9"><text:soft-page-break/><text:span text:style-name="Strong_20_Emphasis"><text:span text:style-name="T1">Physical Examination:</text:span></text:span></text:p>
      <text:list text:style-name="L5">
        <text:list-item>
          <text:p text:style-name="P22">Systolic blood pressure (SBP): <text:span text:style-name="T26">74</text:span> mmHg</text:p>
        </text:list-item>
        <text:list-item>
          <text:p text:style-name="P22">Diastolic blood pressure (DBP): <text:span text:style-name="T24">79</text:span><text:span text:style-name="T5"> </text:span>mmHg</text:p>
        </text:list-item>
        <text:list-item>
          <text:p text:style-name="P22">Hypoperfusion: <text:span text:style-name="T26">Yes</text:span></text:p>
        </text:list-item>
        <text:list-item>
          <text:p text:style-name="P22">Cardiac frequency: <text:span text:style-name="T24">1</text:span><text:span text:style-name="T26">41</text:span> bpm</text:p>
        </text:list-item>
        <text:list-item>
          <text:p text:style-name="P22">Respiratory frequency: <text:span text:style-name="T26">12</text:span> breaths/min</text:p>
        </text:list-item>
        <text:list-item>
          <text:p text:style-name="P22">Temperature (ºC): 3<text:span text:style-name="T26">6</text:span><text:span text:style-name="T23">.</text:span><text:span text:style-name="T26">6</text:span></text:p>
        </text:list-item>
        <text:list-item>
          <text:p text:style-name="P22">Altered mental status: <text:span text:style-name="T26">Yes</text:span></text:p>
        </text:list-item>
        <text:list-item>
          <text:p text:style-name="P22">Glasgow scale: 1<text:span text:style-name="T26">4</text:span></text:p>
        </text:list-item>
        <text:list-item>
          <text:p text:style-name="P22">Oxygen saturation (%): <text:span text:style-name="T22">9</text:span><text:span text:style-name="T26">4</text:span></text:p>
        </text:list-item>
      </text:list>
      <text:p text:style-name="P9"><text:span text:style-name="Strong_20_Emphasis"><text:span text:style-name="T1">Echocardiography:</text:span></text:span></text:p>
      <text:list text:style-name="L6">
        <text:list-item>
          <text:p text:style-name="P29"><text:span text:style-name="T1">RV dysfunction: </text:span><text:span text:style-name="T3">Yes</text:span></text:p>
        </text:list-item>
        <text:list-item>
          <text:p text:style-name="P23">RV/LV diameter ratio: &gt;<text:span text:style-name="T26">1</text:span></text:p>
        </text:list-item>
        <text:list-item>
          <text:p text:style-name="P29"><text:span text:style-name="T1">Tapse: </text:span><text:span text:style-name="T3">12</text:span></text:p>
        </text:list-item>
        <text:list-item>
          <text:p text:style-name="P29"><text:span text:style-name="T1">McConell sign: </text:span><text:span text:style-name="T3">Yes</text:span></text:p>
        </text:list-item>
        <text:list-item>
          <text:p text:style-name="P23">Right heart thrombi: Not Available</text:p>
        </text:list-item>
        <text:list-item>
          <text:p text:style-name="P29"><text:span text:style-name="T1">IVC diameter (cm): </text:span><text:span text:style-name="T3">3</text:span></text:p>
        </text:list-item>
        <text:list-item>
          <text:p text:style-name="P29"><text:span text:style-name="T1">IVC inspiratory collapsibility: </text:span>No</text:p>
        </text:list-item>
        <text:list-item>
          <text:p text:style-name="P29"><text:span text:style-name="T1">Peak systolic velocity tricuspid annulus: </text:span>Not Available </text:p>
        </text:list-item>
      </text:list>
      <text:p text:style-name="P9"><text:span text:style-name="Strong_20_Emphasis"><text:span text:style-name="T1">CTPA:</text:span></text:span></text:p>
      <text:list text:style-name="L7">
        <text:list-item>
          <text:p text:style-name="P24">Pulmonary embolism: <text:s/><text:span text:style-name="T23">Not Available</text:span></text:p>
        </text:list-item>
        <text:list-item>
          <text:p text:style-name="P30"><text:span text:style-name="T1">RV/LV diameter ratio: </text:span><text:span text:style-name="T2">Not Available</text:span></text:p>
        </text:list-item>
        <text:list-item>
          <text:p text:style-name="P25">Contrast reflux into IV: <text:span text:style-name="T23">Not Available</text:span></text:p>
        </text:list-item>
      </text:list>
      <text:p text:style-name="P9"><text:span text:style-name="Strong_20_Emphasis"><text:span text:style-name="T1">Laboratory Test:</text:span></text:span></text:p>
      <text:list text:style-name="L8">
        <text:list-item>
          <text:p text:style-name="P26">Troponin elevated: <text:span text:style-name="T26">Yes</text:span></text:p>
        </text:list-item>
        <text:list-item>
          <text:p text:style-name="P27">NtproBNP elevated: <text:span text:style-name="T26">Yes</text:span></text:p>
        </text:list-item>
        <text:list-item>
          <text:p text:style-name="P26">Creatinine (mg/dL): <text:span text:style-name="T26">0.6</text:span></text:p>
        </text:list-item>
        <text:list-item>
          <text:p text:style-name="P26">CrCl (mL/min): <text:span text:style-name="T26">93</text:span></text:p>
        </text:list-item>
      </text:list>
      <text:p text:style-name="P8"/>
      <text:p text:style-name="P8"/>
      <text:p text:style-name="P8"/>
      <text:p text:style-name="P8"/>
      <text:p text:style-name="P8"/>
      <text:p text:style-name="P8"/>
      <text:h text:style-name="P14" text:outline-level="1"><text:soft-page-break/><text:span text:style-name="T6">Interaction with the Virtual Asistent</text:span>: Patient Analysis </text:h>
      <text:p text:style-name="P1"/>
      <text:p text:style-name="P1"><text:span text:style-name="T8">Chatbot:</text:span><text:span text:style-name="T6"> </text:span>Hello! I am a virtual assistant specialized in <text:span text:style-name="Strong_20_Emphasis"><text:span text:style-name="T14">Pulmonary Embolism clinical management</text:span></text:span>. My purpose is to assist you by providing evidence-based recommendations, retrieving relevant guideline information, and supporting risk assessment for PE patients.</text:p>
      <text:p text:style-name="P2">To begin, please select a patient by entering a number between 1 and <text:span text:style-name="T6">20</text:span> from the available patient database.</text:p>
      <text:p text:style-name="P2"/>
      <text:p text:style-name="P1"><text:span text:style-name="T8">User:</text:span><text:span text:style-name="T6"> Patient </text:span><text:span text:style-name="T25">1</text:span><text:span text:style-name="T27">3</text:span></text:p>
      <text:p text:style-name="P1"/>
      <text:p text:style-name="P1"><text:span text:style-name="T7">Chatbot:</text:span><text:span text:style-name="T14"> Patient Patient </text:span><text:span text:style-name="T18">1</text:span><text:span text:style-name="T20">3</text:span><text:span text:style-name="T14"> loaded successfully. </text:span><text:span text:style-name="T15">Please type your query.</text:span></text:p>
      <text:p text:style-name="P1"><text:span text:style-name="T15"/></text:p>
      <text:p text:style-name="P1"><text:span text:style-name="T9">User:</text:span><text:span text:style-name="T15"> Please evaluate the patient’s status and provide a clinical recommendation for further management. </text:span></text:p>
      <text:p text:style-name="P1"><text:span text:style-name="T9">------------------------------------------ </text:span><text:span text:style-name="T10">METRICS CALCULATION ---------------------------------------<text:line-break/></text:span><text:span text:style-name="T9"><text:line-break/>Chatbot: </text:span><text:span text:style-name="T16">First I need to calculate the PESI, sPESI and Risk of Early Mortality of the patient:</text:span></text:p>
      <text:p text:style-name="P1"><text:span text:style-name="T16"/></text:p>
      <text:p text:style-name="P6"><text:span text:style-name="Strong_20_Emphasis"><text:span text:style-name="T21">Chatbot:</text:span></text:span><text:span text:style-name="T16"> Please provide a value for the missing parameter: 'COPD '. If you cannot provide the value, indicate 'unknown'.</text:span></text:p>
      <text:p text:style-name="P1"><text:span text:style-name="T16"><text:line-break/></text:span><text:span text:style-name="Strong_20_Emphasis"><text:span text:style-name="T21">User:</text:span></text:span><text:span text:style-name="T16"> No</text:span></text:p>
      <text:p text:style-name="P1"/>
      <text:p text:style-name="P1"><text:span text:style-name="T9">Chatbot: </text:span><text:span text:style-name="T15">Step-by-step calculation of the PESI score for the given patient:</text:span><text:span text:style-name="T16"><text:line-break/><text:line-break/>1. Age: The patient is 31 years old. According to the PESI score, the age in years is added directly as points. <text:s/></text:span>Points = 31</text:p>
      <text:p text:style-name="P3">2. Male sex: The patient is male. Add 10 points. Points = 10</text:p>
      <text:p text:style-name="P3">3. Cancer (any type): The patient has no cancer. <text:s/>Points = 0</text:p>
      <text:p text:style-name="P3">4. Chronic heart failure: The patient has no heart failure. <text:s/>Points = 0</text:p>
      <text:p text:style-name="P3">5. Chronic pulmonary disease: The patient has no COPD or chronic cardiopulmonary disease. <text:s/>Points = 0</text:p>
      <text:p text:style-name="P3">6. Pulse rate ≥ 110 bpm: The patient’s heart rate is 141 bpm, which is ≥ 110 bpm. <text:s/>Points = 20</text:p>
      <text:p text:style-name="P3">7. Systolic blood pressure &lt; 100 mmHg: The patient’s SBP is 74 mmHg, which is &lt; 100 mmHg. <text:s/>Points = 30</text:p>
      <text:p text:style-name="P3"><text:soft-page-break/>8. Respiratory rate &gt; 30 breaths per minute: The patient’s respiratory rate is 12, which is not &gt; 30. <text:s/>Points = 0</text:p>
      <text:p text:style-name="P3">9. Temperature &lt; 36ºC: The patient’s temperature is 36.6ºC, which is not &lt; 36ºC. Points = 0</text:p>
      <text:p text:style-name="P3">10. Altered mental status: The patient has altered mental status (Glasgow 14, which is less than 15). <text:s/>Points = 60</text:p>
      <text:p text:style-name="P3">11. Arterial oxyhaemoglobin saturation &lt; 90%: The patient’s oxygen saturation is 94%, which is not &lt; 90%. <text:s/>Points = 0</text:p>
      <text:p text:style-name="P3"/>
      <text:p text:style-name="P3">Now, summing all the points:</text:p>
      <text:p text:style-name="P3">Total PESI score = 31 + 10 + 20 + 30 + 60 = 151 points</text:p>
      <text:p text:style-name="P3">PESI value: 151 (V)</text:p>
      <text:p text:style-name="P1"/>
      <text:p text:style-name="P1"><text:span text:style-name="T9">Chatbot: </text:span><text:span text:style-name="T15">Step-by-step calculation of the sPESI score:<text:line-break/></text:span><text:span text:style-name="Strong_20_Emphasis"><text:span text:style-name="T15">1. Age &gt; 80 years: The patient is 31 years old, so 0 points.</text:span></text:span></text:p>
      <text:p text:style-name="P3">2. Cancer (any type): The patient has no cancer, so 0 points.</text:p>
      <text:p text:style-name="P3">3. Chronic heart failure: The patient has no heart failure, so 0 points.</text:p>
      <text:p text:style-name="P3">4. Chronic pulmonary disease: The patient has no COPD or chronic cardiopulmonary disease, so 0 points.</text:p>
      <text:p text:style-name="P3">5. Pulse rate ≥ 110 bpm: The patient’s heart rate is 141 bpm, which is ≥ 110, so 1 point.</text:p>
      <text:p text:style-name="P3">6. Systolic blood pressure &lt; 100 mmHg: The patient’s SBP is 74 mmHg, which is &lt; 100, so 1 point.</text:p>
      <text:p text:style-name="P3">7. Arterial oxyhaemoglobin saturation &lt; 90%: The patient’s oxygen saturation is 94%, which is not &lt; 90%, so 0 points.</text:p>
      <text:p text:style-name="P3"/>
      <text:p text:style-name="P3">Summing the points: 0 + 0 + 0 + 0 + 1 + 1 + 0 = 2 points.</text:p>
      <text:p text:style-name="P3">sPESI value: 2 (High)</text:p>
      <text:p text:style-name="P4"><text:span text:style-name="T17"/></text:p>
      <text:p text:style-name="P1"><text:span text:style-name="T9">Chatbot: </text:span><text:span text:style-name="T15">Step-by-step reasoning to classify the risk of early mortality for this patient with pulmonary embolism (PE): </text:span></text:p>
      <text:p text:style-name="P1">1. Haemodynamic instability assessment:</text:p>
      <text:p text:style-name="P3">- According to the guideline, haemodynamic instability is defined as cardiac arrest, obstructive shock (SBP &lt;90 mmHg or vasopressors required to maintain SBP &gt;90 mmHg despite adequate filling, with end-organ hypoperfusion), or persistent hypotension (SBP &lt;90 mmHg or a drop &gt;40 mmHg for &gt;15 min, not caused by arrhythmia, hypovolemia, or sepsis).</text:p>
      <text:p text:style-name="P3">- Patient’s SBP is 74 mmHg, which is &lt;90 mmHg.</text:p>
      <text:p text:style-name="P3">- Hypoperfusion is present (yes).</text:p>
      <text:p text:style-name="P3"><text:soft-page-break/>- Altered mental status is present (Glasgow 14, which is slightly altered).</text:p>
      <text:p text:style-name="P3">- These findings fulfill the criteria for haemodynamic instability.</text:p>
      <text:p text:style-name="P3">- Therefore, Haemodynamic instability = positive (+).</text:p>
      <text:p text:style-name="P3"/>
      <text:p text:style-name="P3">2. Clinical parameters of PE severity and/or comorbidity:</text:p>
      <text:p text:style-name="P3">- PESI class is V (value 151), which is the highest risk class.</text:p>
      <text:p text:style-name="P3">- sPESI value is 2, which is ≥1.</text:p>
      <text:p text:style-name="P3">- Both PESI and sPESI indicate high clinical severity.</text:p>
      <text:p text:style-name="P3">- Therefore, Clinical parameters = positive (+).</text:p>
      <text:p text:style-name="P3"/>
      <text:p text:style-name="P3">3. RV dysfunction on TTE or CTPA:</text:p>
      <text:p text:style-name="P3">- Echocardiography shows RV dysfunction = yes.</text:p>
      <text:p text:style-name="P3">- RV/LV diameter ratio &gt;1 (positive according to the guideline).</text:p>
      <text:p text:style-name="P3">- McConnell sign = yes (indicative of RV dysfunction).</text:p>
      <text:p text:style-name="P3">- These confirm RV dysfunction.</text:p>
      <text:p text:style-name="P6">- Therefore, RV dysfunction = positive (+)</text:p>
      <text:p text:style-name="P6"/>
      <text:p text:style-name="P3">4. Elevated cardiac troponin levels:</text:p>
      <text:p text:style-name="P3">- Troponin elevated = yes.</text:p>
      <text:p text:style-name="P3">- NtproBNP elevated = yes (additional biomarker supporting cardiac strain).</text:p>
      <text:p text:style-name="P3">- Therefore, Elevated cardiac troponin level = positive (+).</text:p>
      <text:p text:style-name="P3"/>
      <text:p text:style-name="P3">5. Summary of findings:</text:p>
      <text:p text:style-name="P3">- Haemodynamic instability: +</text:p>
      <text:p text:style-name="P3">- Clinical parameters (PESI class III-V or sPESI ≥1): +</text:p>
      <text:p text:style-name="P3">- RV dysfunction: +</text:p>
      <text:p text:style-name="P3">- Elevated cardiac troponin: +</text:p>
      <text:p text:style-name="P3"/>
      <text:p text:style-name="P3">6. Classification according to Table 8:</text:p>
      <text:p text:style-name="P3">- High risk: Haemodynamic instability + clinical parameters + RV dysfunction + elevated troponin.</text:p>
      <text:p text:style-name="P3">- This patient meets all criteria for high risk.</text:p>
      <text:p text:style-name="P3"/>
      <text:p text:style-name="P3"><text:soft-page-break/>7. Additional considerations:</text:p>
      <text:p text:style-name="P3">- Some contraindications and relative contraindications are missing (Bleeding diathesis, Pregnancy, Infective endocarditis), but these do not affect the classification of early mortality risk.</text:p>
      <text:p text:style-name="P3">- CTPA data is not available, but TTE findings are sufficient.</text:p>
      <text:p text:style-name="P3">- The presence of major trauma (previous 3 weeks) is noted but does not change the risk classification for PE mortality.</text:p>
      <text:p text:style-name="P3"/>
      <text:p text:style-name="P3">Risk of Early Mortality level: High</text:p>
      <text:p text:style-name="P1"><text:span text:style-name="T15"/></text:p>
      <text:p text:style-name="P1"><text:span text:style-name="T9">---------------------------------- </text:span><text:span text:style-name="T10">RECOMMENDATION GENERATION -</text:span><text:span text:style-name="T9">-</text:span><text:span text:style-name="T10">-------------------------------</text:span></text:p>
      <text:p text:style-name="P1"><text:span text:style-name="T9">------------------------------------------------- </text:span><text:span text:style-name="T11">R</text:span><text:span text:style-name="T12">easoning Steps</text:span><text:span text:style-name="T10"> -</text:span><text:span text:style-name="T9">-</text:span><text:span text:style-name="T10">-----------------------------------------------</text:span></text:p>
      <text:p text:style-name="P1"><text:span text:style-name="T9">Chatbot: </text:span><text:span text:style-name="T15">The patient is a 31-year-old male with a high-risk clinical profile for pulmonary embolism (PE):</text:span></text:p>
      <text:p text:style-name="P3">- Hemodynamic instability: Systolic blood pressure (SBP) is 74 mmHg (hypotension), altered mental status, and signs of hypoperfusion.</text:p>
      <text:p text:style-name="P3">- Echocardiography shows right ventricular (RV) dysfunction (RV/LV ratio &gt;1, McConnell sign positive, TAPSE 12 mm which is low).</text:p>
      <text:p text:style-name="P3">- Elevated cardiac biomarkers: Troponin and NT-proBNP are elevated.</text:p>
      <text:p text:style-name="P3">- PESI class V and sPESI high risk, indicating high early mortality risk.</text:p>
      <text:p text:style-name="P3">- Absolute contraindication present: Major trauma in the previous 3 weeks.</text:p>
      <text:p text:style-name="P3">- Some missing data relevant to contraindications: bleeding diathesis, pregnancy, infective endocarditis.</text:p>
      <text:p text:style-name="P3"/>
      <text:p text:style-name="P3">The patient’s PE status by CTPA is "Not Available," so PE is suspected but not confirmed.</text:p>
      <text:p text:style-name="P3">Given the hemodynamic instability and RV dysfunction, this patient fits the profile of a suspected PE with unstable patient scenario, which requires urgent diagnostic and treatment recommendations.</text:p>
      <text:p text:style-name="P6">Key points to address next:</text:p>
      <text:p text:style-name="P3">- Confirm PE diagnosis urgently (recommend performing CTPA or bedside echocardiography if CTPA not feasible).</text:p>
      <text:p text:style-name="P3">- Assess contraindications for thrombolysis carefully because of major trauma (absolute contraindication).</text:p>
      <text:p text:style-name="P3">- Explore alternative reperfusion therapies if thrombolysis contraindicated.</text:p>
      <text:p text:style-name="P3">- Missing data on bleeding diathesis, pregnancy, and infective endocarditis could influence treatment decisions, so these should be requested.</text:p>
      <text:p text:style-name="P3"><text:soft-page-break/>- Since some imaging parameters are not available (CTPA PE confirmation, right heart thrombi), recommend performing these tests if possible.</text:p>
      <text:p text:style-name="P1"><text:span text:style-name="T15"/></text:p>
      <text:p text:style-name="P6"><text:span text:style-name="Strong_20_Emphasis"><text:span text:style-name="T21">Chatbot:</text:span></text:span><text:span text:style-name="T16"> Please provide a value for the missing parameter: 'Bleeding diathesis'. If you cannot provide the value, indicate 'unknown'.</text:span></text:p>
      <text:p text:style-name="P5"><text:span text:style-name="T16"><text:line-break/></text:span><text:span text:style-name="Strong_20_Emphasis"><text:span text:style-name="T21">User:</text:span></text:span><text:span text:style-name="T16"> No</text:span></text:p>
      <text:p text:style-name="P5"><text:span text:style-name="T16"/></text:p>
      <text:p text:style-name="P6"><text:span text:style-name="Strong_20_Emphasis"><text:span text:style-name="T21">Chatbot:</text:span></text:span><text:span text:style-name="T16"> Please provide a value for the missing parameter: 'Pregnancy'. If you cannot provide the value, indicate 'unknown'.</text:span></text:p>
      <text:p text:style-name="P5"><text:span text:style-name="T16"><text:line-break/></text:span><text:span text:style-name="Strong_20_Emphasis"><text:span text:style-name="T21">User:</text:span></text:span><text:span text:style-name="T16"> No</text:span></text:p>
      <text:p text:style-name="P5"><text:span text:style-name="T16"/></text:p>
      <text:p text:style-name="P6"><text:span text:style-name="Strong_20_Emphasis"><text:span text:style-name="T21">Chatbot:</text:span></text:span><text:span text:style-name="T16"> Please provide a value for the missing parameter: 'Infective endocarditis'. If you cannot provide the value, indicate 'unknown'.</text:span></text:p>
      <text:p text:style-name="P5"><text:span text:style-name="T16"><text:line-break/></text:span><text:span text:style-name="Strong_20_Emphasis"><text:span text:style-name="T21">User:</text:span></text:span><text:span text:style-name="T16"> No</text:span></text:p>
      <text:p text:style-name="P5"><text:span text:style-name="T16"/></text:p>
      <text:p text:style-name="P1"><text:span text:style-name="T9">Chatbot: </text:span><text:span text:style-name="T15">The patient is a 31-year-old male with a high-risk clinical profile for pulmonary embolism (PE):</text:span></text:p>
      <text:p text:style-name="P3">- Hemodynamic instability: Systolic blood pressure (SBP) is 74 mmHg (hypotension), hypoperfusion present, altered mental status (Glasgow 14), and tachycardia (HR 141).</text:p>
      <text:p text:style-name="P3">- Echocardiography shows right ventricular (RV) dysfunction (RV/LV ratio &gt;1, McConnell sign positive, TAPSE 12 mm which is low), indicating RV strain.</text:p>
      <text:p text:style-name="P3">- Laboratory markers are elevated: Troponin and NT-proBNP elevated, indicating myocardial injury and strain.</text:p>
      <text:p text:style-name="P3">- PESI class V and sPESI high risk, indicating high early mortality risk.</text:p>
      <text:p text:style-name="P3">- Absolute contraindication for thrombolysis: recent major trauma (previous 3 weeks).</text:p>
      <text:p text:style-name="P6">- CTPA results are not available, so PE is not yet confirmed by imaging.</text:p>
      <text:p text:style-name="P6"/>
      <text:p text:style-name="P6">Given the hemodynamic instability and echocardiographic signs of RV dysfunction, this patient is highly suspected to have a high-risk (massive) PE. The clinical scenario corresponds to "Suspected PE + Unstable Patient."</text:p>
      <text:p text:style-name="P3">Key points to address:</text:p>
      <text:p text:style-name="P3">- Confirm diagnosis of PE urgently (imaging or other diagnostic tests).</text:p>
      <text:p text:style-name="P3"><text:soft-page-break/>- Because of absolute contraindication to thrombolysis (major trauma in last 3 weeks), thrombolytic therapy is contraindicated.</text:p>
      <text:p text:style-name="P3">- Need to explore alternative treatment options for high-risk PE with contraindication to thrombolysis.</text:p>
      <text:p text:style-name="P3">- The patient’s renal function is normal (CrCl 93 mL/min), so anticoagulation options are not limited by renal impairment.</text:p>
      <text:p text:style-name="P3">- Some echocardiographic parameters are missing (right heart thrombi, peak systolic velocity of tricuspid annulus), but these are not critical for immediate management.</text:p>
      <text:p text:style-name="P3">- CTPA is not available yet; recommend performing it urgently if possible to confirm PE.</text:p>
      <text:p text:style-name="P6">- If CTPA cannot be performed immediately due to instability, bedside echocardiography and clinical findings support presumptive treatment.</text:p>
      <text:p text:style-name="P6"/>
      <text:p text:style-name="P3">Next steps:</text:p>
      <text:p text:style-name="P3">- Retrieve guideline recommendations on management of high-risk PE with absolute contraindications to thrombolysis.</text:p>
      <text:p text:style-name="P3"/>
      <text:p text:style-name="P12">Retrieval Call: query = "management of high-risk pulmonary embolism with absolute contraindications to thrombolysis", top_k = 3, top_k_rerank = 2 <text:line-break/></text:p>
      <text:p text:style-name="P6"><text:span text:style-name="T9">Chatbot: </text:span><text:span text:style-name="T15">The patient is a 31-year-old male with clinical signs of hemodynamic instability: systolic blood pressure (SBP) is 74 mmHg (hypotension), altered mental status (Glasgow 14), hypoperfusion, and tachycardia (HR 141). Echocardiography shows right ventricular (RV) dysfunction (RV/LV ratio &gt;1, McConnell sign positive, TAPSE 12 mm), and laboratory tests show elevated troponin and NT-proBNP. The PESI score is very high (151, Class V), and sPESI is 2 (high risk), indicating a high early mortality risk.</text:span></text:p>
      <text:p text:style-name="P3">Pulmonary embolism is suspected but not confirmed by CTPA (Pulmonary embolism: Not Available). However, given the hemodynamic instability and RV dysfunction, this patient fits the definition of high-risk PE (massive PE) based on clinical and echocardiographic criteria.</text:p>
      <text:p text:style-name="P3">The patient has an absolute contraindication to thrombolysis: major trauma in the previous 3 weeks. This contraindication is critical because systemic thrombolysis is the first-line reperfusion treatment for high-risk PE but is contraindicated here.</text:p>
      <text:p text:style-name="P3">From the retrieved guidelines:</text:p>
      <text:p text:style-name="P3">- For high-risk PE with contraindications to thrombolysis, surgical pulmonary embolectomy or percutaneous catheter-directed treatment are recommended alternatives if expertise and resources are available.</text:p>
      <text:p text:style-name="P3">- Anticoagulation with unfractionated heparin (UFH) should be started without delay.</text:p>
      <text:p text:style-name="P3">- Hemodynamic support with vasopressors (norepinephrine and/or dobutamine) should be considered.</text:p>
      <text:p text:style-name="P3"><text:soft-page-break/>- ECMO may be considered in refractory circulatory collapse or cardiac arrest, in combination with embolectomy or catheter-directed treatment.</text:p>
      <text:p text:style-name="P3"/>
      <text:p text:style-name="P3">Missing data:</text:p>
      <text:p text:style-name="P3">- CTPA confirmation of PE is not available. Since the patient is unstable and high risk, immediate treatment is warranted even if imaging is pending.</text:p>
      <text:p text:style-name="P3">- Right heart thrombi presence is not available on echocardiography.</text:p>
      <text:p text:style-name="P3">- Peak systolic velocity of tricuspid annulus is not available.</text:p>
      <text:p text:style-name="P3"/>
      <text:p text:style-name="P3">Given the urgency and the absolute contraindication to thrombolysis, the key management points are:</text:p>
      <text:p text:style-name="P3">- Start anticoagulation with UFH immediately.</text:p>
      <text:p text:style-name="P3">- Consider surgical embolectomy or catheter-directed therapy if available.</text:p>
      <text:p text:style-name="P3">- Provide hemodynamic support.</text:p>
      <text:p text:style-name="P3">- Recommend performing CTPA or other imaging as soon as the patient is stabilized if not already done, to confirm diagnosis and guide further management.</text:p>
      <text:p text:style-name="P3"/>
      <text:p text:style-name="P3">No missing clinical data can be requested because the unavailable parameters correspond to imaging tests that cannot be requested now.</text:p>
      <text:p text:style-name="P6">Therefore, I will retrieve more detailed guideline information on:</text:p>
      <text:p text:style-name="P3">- The management of high-risk PE patients with absolute contraindications to thrombolysis, focusing on surgical and catheter-directed options, anticoagulation specifics, and hemodynamic support.</text:p>
      <text:p text:style-name="P3">- The role and timing of imaging in unstable patients with suspected PE.</text:p>
      <text:p text:style-name="P3"/>
      <text:p text:style-name="P3">Retrieval Call: query = (management of high-risk pulmonary embolism with absolute contraindications to thrombolysis, surgical embolectomy, catheter-directed treatment, anticoagulation, hemodynamic support), top_k = 3, top_k_rerank = 2</text:p>
      <text:p text:style-name="P6"><text:span text:style-name="T15"/></text:p>
      <text:p text:style-name="P1"><text:span text:style-name="T9">Chatbot: </text:span><text:span text:style-name="T15">The patient is a 31-year-old male with the following critical clinical features:</text:span></text:p>
      <text:p text:style-name="P3">- Hemodynamic instability: Systolic BP 74 mmHg (hypotension), altered mental status (GCS 14), hypoperfusion present.</text:p>
      <text:p text:style-name="P3">- Echocardiography shows RV dysfunction (RV/LV diameter ratio &gt;1, McConnell sign positive, TAPSE 12 mm which is low).</text:p>
      <text:p text:style-name="P3">- Troponin and NT-proBNP are elevated.</text:p>
      <text:p text:style-name="P3"><text:soft-page-break/>- PESI class V and sPESI high risk, indicating high early mortality risk.</text:p>
      <text:p text:style-name="P3">- Absolute contraindication to thrombolysis: major trauma in the previous 3 weeks.</text:p>
      <text:p text:style-name="P3">- Pulmonary embolism status on CTPA is not available.</text:p>
      <text:p text:style-name="P3"/>
      <text:p text:style-name="P3">Based on the clinical data and definitions from the guidelines, this patient fits the criteria for high-risk PE due to hemodynamic instability (persistent hypotension and signs of end-organ hypoperfusion). The elevated troponin and RV dysfunction further support severe PE.</text:p>
      <text:p text:style-name="P3">The main challenge is the absolute contraindication to systemic thrombolysis (major trauma in the last 3 weeks). According to the retrieved guidelines, systemic thrombolysis is the first-line reperfusion treatment for high-risk PE, but contraindications require alternative reperfusion strategies such as surgical pulmonary embolectomy or percutaneous catheter-directed treatment if expertise and resources are available.</text:p>
      <text:p text:style-name="P3">Anticoagulation with unfractionated heparin (UFH) should be started immediately regardless.</text:p>
      <text:p text:style-name="P3">The patient also has altered mental status and hypotension, so hemodynamic support with vasopressors (norepinephrine and/or dobutamine) should be considered.</text:p>
      <text:p text:style-name="P3">ECMO may be considered in refractory circulatory collapse or cardiac arrest, in combination with reperfusion therapies.</text:p>
      <text:p text:style-name="P3">The CTPA to confirm PE is not available, but given the high clinical suspicion and hemodynamic instability, emergency management should proceed as for confirmed high-risk PE.</text:p>
      <text:p text:style-name="P3">Missing data that could be relevant but cannot be requested because they are "Not Available" include CTPA confirmation of PE and right heart thrombi on echocardiography.</text:p>
      <text:p text:style-name="P3">Given the above, the next step is to confirm if there are any additional specific recommendations or contraindications for surgical embolectomy or catheter-directed therapy in patients with major trauma, and to clarify the dosing and timing of anticoagulation in this context.</text:p>
      <text:p text:style-name="P3">I will perform one last retrieval to check for detailed recommendations on anticoagulation and reperfusion management in high-risk PE patients with absolute contraindications to thrombolysis, focusing on surgical and catheter-directed options and anticoagulation protocols.</text:p>
      <text:p text:style-name="P3"/>
      <text:p text:style-name="P3">Retrieval Call: query = (detailed management of anticoagulation and reperfusion in high-risk PE patients with absolute contraindications to thrombolysis), top_k = 3, top_k_rerank = 2</text:p>
      <text:p text:style-name="P1"><text:span text:style-name="T15"/></text:p>
      <text:p text:style-name="P4"><text:span text:style-name="T13">Chatbot: </text:span><text:span text:style-name="T19">The patient is a 31-year-old male with clinical data indicating hemodynamic instability: systolic blood pressure (SBP) is 74 mmHg (hypotension), altered mental status, and signs of hypoperfusion. This fits the definition of high-risk PE (hemodynamic instability with end-organ hypoperfusion). The patient also has echocardiographic signs of right ventricular (RV) dysfunction (RV/LV diameter ratio &gt;1, McConnell sign positive, TAPSE 12 mm), and elevated troponin and NT-proBNP, which further support RV strain and myocardial injury.</text:span></text:p>
      <text:p text:style-name="Text_20_body">The PESI score is 151 (Class V), and sPESI is 2 (high risk), confirming a high early mortality risk.</text:p>
      <text:p text:style-name="Text_20_body"><text:soft-page-break/>The patient has an absolute contraindication to thrombolysis: major trauma in the previous 3 weeks.</text:p>
      <text:p text:style-name="Text_20_body">The pulmonary embolism diagnosis by CTPA is "Not Available," meaning the imaging has not been performed or results are not yet available. However, given the clinical presentation and echocardiographic findings, suspicion for high-risk PE is very high.</text:p>
      <text:p text:style-name="Text_20_body">From the retrieved guidelines, for high-risk PE with absolute contraindications to thrombolysis, the recommendations are:</text:p>
      <text:p text:style-name="Text_20_body">- Start anticoagulation immediately with unfractionated heparin (UFH) with weight-adjusted bolus.</text:p>
      <text:p text:style-name="Text_20_body">- Consider surgical pulmonary embolectomy or percutaneous catheter-directed treatment if thrombolysis is contraindicated.</text:p>
      <text:p text:style-name="Text_20_body">- Use vasopressors/inotropes (norepinephrine/dobutamine) as needed for hemodynamic support.</text:p>
      <text:p text:style-name="Text_20_body">- ECMO may be considered in refractory circulatory collapse or cardiac arrest.</text:p>
      <text:p text:style-name="Text_20_body"/>
      <text:p text:style-name="Text_20_body">Given the patient’s hemodynamic instability and absolute contraindication to thrombolysis, reperfusion with surgical embolectomy or catheter-directed therapy is indicated if expertise and resources are available.</text:p>
      <text:p text:style-name="Text_20_body">The patient’s creatinine clearance is normal (93 mL/min), so anticoagulation options are not limited by renal function.</text:p>
      <text:p text:style-name="Text_20_body">Missing data that could be relevant:</text:p>
      <text:p text:style-name="Text_20_body">- Confirmation of PE by CTPA is not available. It is important to recommend performing CTPA urgently if feasible to confirm diagnosis.</text:p>
      <text:p text:style-name="Text_20_body">- Right heart thrombi on echocardiography is "Not Available." This could influence urgency and treatment choice but cannot be requested.</text:p>
      <text:p text:style-name="Text_20_body">- Peak systolic velocity of tricuspid annulus is "Not Available," but this is less critical.</text:p>
      <text:p text:style-name="Text_20_body"/>
      <text:p text:style-name="Text_20_body">Since the patient is unstable and has absolute contraindications to thrombolysis, the priority is to start anticoagulation and consider surgical or catheter-directed reperfusion.</text:p>
      <text:p text:style-name="Text_20_body">I have one remaining retrieval call but the main relevant guideline information about management of high-risk PE with contraindications to thrombolysis has been retrieved.</text:p>
      <text:p text:style-name="Text_20_body">Next, I will request any missing clinical data that is crucial and available to request. Reviewing the patient data, all relevant clinical parameters are available except for "Right heart thrombi" and "Pulmonary embolism" on CTPA, which are "Not Available" and cannot be requested.</text:p>
      <text:p text:style-name="Text_20_body">Therefore, no missing clinical data can be requested.</text:p>
      <text:p text:style-name="Text_20_body">I will recommend in the final step to perform urgent CTPA to confirm PE diagnosis if the patient’s condition allows.</text:p>
      <text:p text:style-name="Text_20_body"/>
      <text:p text:style-name="Text_20_body">I have sufficient information to prepare final recommendations.</text:p>
      <text:p text:style-name="P1"><text:soft-page-break/><text:span text:style-name="T9">-------------------------------------------- </text:span><text:span text:style-name="T11">F</text:span><text:span text:style-name="T12">inal Recommendations</text:span><text:span text:style-name="T11"> </text:span><text:span text:style-name="T10">-------------------------------------------</text:span></text:p>
      <text:p text:style-name="P1"><text:span text:style-name="T9">Chatbot: <text:line-break/><text:line-break/></text:span><text:span text:style-name="T17">Final Recommendations:</text:span></text:p>
      <text:p text:style-name="P1">- Patient State: </text:p>
      <text:p text:style-name="Text_20_body">A 31-year-old male patient presenting with clinical and echocardiographic signs consistent with high-risk pulmonary embolism (PE). He exhibits persistent hypotension (SBP 74 mmHg), altered mental status (Glasgow 14), tachycardia (HR 141 bpm), and evidence of end-organ hypoperfusion. Echocardiography shows right ventricular (RV) dysfunction with RV/LV diameter ratio &gt;1, McConnell sign positive, and no inspiratory collapsibility of a dilated IVC (3 cm). Laboratory tests reveal elevated troponin and NT-proBNP, indicating myocardial injury and RV strain. Creatinine clearance is preserved (93 mL/min). The patient has an absolute contraindication to systemic thrombolysis due to recent major trauma within the last 3 weeks. PESI score is 151 (Class V), and sPESI is 2 (high risk), confirming a high early mortality risk.</text:p>
      <text:p text:style-name="Text_20_body"/>
      <text:p text:style-name="Text_20_body">- Diagnosis: </text:p>
      <text:p text:style-name="Text_20_body">High-risk pulmonary embolism is strongly suspected based on clinical presentation, hemodynamic instability, RV dysfunction on echocardiography, and elevated cardiac biomarkers. Although CTPA is not available, the clinical and echocardiographic findings fulfill criteria for high-risk PE with obstructive shock. Given the hemodynamic instability and high-risk features, immediate management is warranted without delay.</text:p>
      <text:p text:style-name="Text_20_body"/>
      <text:p text:style-name="Text_20_body">- Recommendations:</text:p>
      <text:p text:style-name="Text_20_body">1. Immediate Anticoagulation: </text:p>
      <text:p text:style-name="Text_20_body">- Initiate unfractionated heparin (UFH) without delay, including a weight-adjusted bolus. </text:p>
      <text:p text:style-name="Text_20_body"><text:tab/>- Suggested dosing: UFH bolus 80 units/kg IV (approximately 6,480 units for 81 kg patient), <text:tab/>followed by continuous infusion at 18 units/kg/hour (approximately 1,458 units/hour), <text:tab/>adjusted according to activated partial thromboplastin time (aPTT) or anti-Xa levels. </text:p>
      <text:p text:style-name="Text_20_body"><text:tab/>- Rationale: UFH is preferred in this setting due to rapid onset, short half-life, and <text:tab/>reversibility, especially important given the contraindication to thrombolysis and potential <text:tab/>need for urgent invasive procedures. (Class I, Level C)</text:p>
      <text:p text:style-name="Text_20_body">2. Avoid Systemic Thrombolysis:</text:p>
      <text:p text:style-name="Text_20_body">- Due to the absolute contraindication of recent major trauma (within 3 weeks), systemic thrombolytic therapy is contraindicated and must be avoided to prevent life-threatening bleeding. (Class I contraindication)</text:p>
      <text:p text:style-name="Text_20_body">3. Consider Alternative Reperfusion Strategies:</text:p>
      <text:p text:style-name="Text_20_body">- Evaluate the feasibility and availability of **surgical pulmonary embolectomy** as the first-line reperfusion option given thrombolysis contraindication. </text:p>
      <text:p text:style-name="Text_20_body"><text:soft-page-break/>- If surgical expertise or resources are unavailable or the patient is not a surgical candidate, consider **percutaneous catheter-directed treatment** (e.g., catheter-directed thrombectomy or local low-dose thrombolysis) if available on-site. </text:p>
      <text:p text:style-name="Text_20_body">- These interventions should be performed urgently to relieve RV pressure overload and improve hemodynamics. (Surgical embolectomy: Class I, Level C; Catheter-directed treatment: Class IIa, Level C)</text:p>
      <text:p text:style-name="Text_20_body">4. Hemodynamic Support: </text:p>
      <text:p text:style-name="Text_20_body">- Initiate vasopressor support with norepinephrine to maintain adequate mean arterial pressure (MAP ≥ 65 mmHg). </text:p>
      <text:p text:style-name="Text_20_body">- Consider dobutamine if there is evidence of RV failure with low cardiac output after volume optimization. </text:p>
      <text:p text:style-name="Text_20_body">- Continuous monitoring in an intensive care setting is mandatory. (Class IIa, Level C)</text:p>
      <text:p text:style-name="Text_20_body">5. Consider ECMO:</text:p>
      <text:p text:style-name="Text_20_body">- If refractory circulatory collapse or cardiac arrest occurs, consider extracorporeal membrane oxygenation (ECMO) as a bridge to definitive reperfusion therapy (surgical or catheter-directed). This requires specialized center availability. (Class IIb, Level C)</text:p>
      <text:p text:style-name="Text_20_body">6. Further Diagnostic Workup:</text:p>
      <text:p text:style-name="Text_20_body">- Obtain urgent computed tomography pulmonary angiography (CTPA) if the patient’s hemodynamic status allows, to confirm diagnosis and assess clot burden and RV/LV ratio. </text:p>
      <text:p text:style-name="Text_20_body">- If CTPA is not feasible due to instability, rely on echocardiographic findings and clinical presentation for diagnosis and management decisions. </text:p>
      <text:p text:style-name="Text_20_body">- Monitor laboratory parameters including serial troponin, NT-proBNP, renal function, and coagulation profile.</text:p>
      <text:p text:style-name="Text_20_body">7. Post-Stabilization Anticoagulation:</text:p>
      <text:p text:style-name="Text_20_body">- After hemodynamic stabilization and reperfusion, continue anticoagulation with UFH transitioning to oral anticoagulation. </text:p>
      <text:p text:style-name="Text_20_body">- Given the high-risk status and exclusion from NOAC trials, the timing of transition to direct oral anticoagulants (DOACs) or vitamin K antagonists should be individualized based on clinical judgment. </text:p>
      <text:p text:style-name="Text_20_body">- Follow approved dosing regimens for apixaban, rivaroxaban, dabigatran, or edoxaban as per guidelines once stable. (Refer to Supplementary Data Table 8 in guidelines)</text:p>
      <text:p text:style-name="Text_20_body"/>
      <text:p text:style-name="Text_20_body">- Summary: </text:p>
      <text:p text:style-name="Text_20_body">This patient presents with confirmed high-risk PE characterized by hemodynamic instability, RV dysfunction, and elevated cardiac biomarkers. Systemic thrombolysis is absolutely contraindicated due to recent major trauma. Immediate initiation of weight-adjusted UFH anticoagulation is essential. Urgent referral for surgical pulmonary embolectomy or catheter-directed reperfusion therapy is strongly recommended, depending on local expertise and resources. Hemodynamic <text:soft-page-break/>support with vasopressors and close ICU monitoring is critical. ECMO may be considered if refractory shock develops. Diagnostic confirmation with CTPA should be pursued if feasible. After stabilization, transition to oral anticoagulation should be carefully planned. This approach aligns with current guideline recommendations and prioritizes patient safety given the contraindications and clinical severity.</text:p>
      <text:p text:style-name="P1"/>
      <text:p text:style-name="P1">###### Detected Hallucinations: ######</text:p>
      <text:p text:style-name="P7"><text:s/>[] </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12:58:55.282000000</dc:date>
    <meta:editing-duration>PT15H39M20S</meta:editing-duration>
    <meta:editing-cycles>9</meta:editing-cycles>
    <meta:generator>LibreOffice/7.6.2.1$Windows_X86_64 LibreOffice_project/56f7684011345957bbf33a7ee678afaf4d2ba333</meta:generator>
    <meta:document-statistic meta:table-count="0" meta:image-count="0" meta:object-count="0" meta:page-count="14" meta:paragraph-count="265" meta:word-count="3659" meta:character-count="25264" meta:non-whitespace-character-count="21872"/>
  </office:meta>
</office:document-meta>
</file>